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7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85.5pt"/>
    </style:style>
    <style:style style:name="co4" style:family="table-column">
      <style:table-column-properties fo:break-before="auto" style:column-width="95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1"/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_load theory</text:p>
          </table:table-cell>
          <table:table-cell table:formula="of:=IMABS(IMPRODUCT(IMDIV([.$K$4];[.$F$12]);IMDIV([.$H$12];IMSUM([.$H$12];[.$K$5]))))*2" office:value-type="float" office:value="0.61781493534499" calcext:value-type="float">
            <text:p>0.61781493534499</text:p>
          </table:table-cell>
          <table:table-cell table:number-columns-repeated="2"/>
          <table:table-cell office:value-type="string" calcext:value-type="string">
            <text:p>theory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% dev</text:p>
          </table:table-cell>
          <table:table-cell table:number-columns-repeated="2"/>
          <table:table-cell office:value-type="string" calcext:value-type="string">
            <text:p>act</text:p>
          </table:table-cell>
          <table:table-cell office:value-type="string" calcext:value-type="string">
            <text:p>cplx</text:p>
          </table:table-cell>
        </table:table-row>
        <table:table-row table:style-name="ro1">
          <table:table-cell office:value-type="string" calcext:value-type="string">
            <text:p>v_load original</text:p>
          </table:table-cell>
          <table:table-cell office:value-type="float" office:value="0.6097" calcext:value-type="float">
            <text:p>0.6097</text:p>
          </table:table-cell>
          <table:table-cell/>
          <table:table-cell office:value-type="string" calcext:value-type="string">
            <text:p>e_thev</text:p>
          </table:table-cell>
          <table:table-cell table:formula="of:=IMABS(IMDIV([.$K$6];IMSUM([.$K$5];[.$K$6])))*2" office:value-type="float" office:value="1.19146141215107" calcext:value-type="float">
            <text:p>1.19146141215107</text:p>
          </table:table-cell>
          <table:table-cell table:formula="of:=1.186" office:value-type="float" office:value="1.186" calcext:value-type="float">
            <text:p>1.186</text:p>
          </table:table-cell>
          <table:table-cell table:style-name="ce1" table:formula="of:=ABS([.F2]-[.E2])/[.E2]" office:value-type="percentage" office:value="0.00458379272326434" calcext:value-type="percentage">
            <text:p>0.46%</text:p>
          </table:table-cell>
          <table:table-cell/>
          <table:table-cell office:value-type="string" calcext:value-type="string">
            <text:p>C_1</text:p>
          </table:table-cell>
          <table:table-cell table:style-name="ce2" office:value-type="float" office:value="0.00000009515" calcext:value-type="float">
            <text:p>9.52E-08</text:p>
          </table:table-cell>
          <table:table-cell table:formula="of:=COMPLEX(0;1/([.$J10]*[.$J2]))" office:value-type="string" office:string-value="167.267412603148i" calcext:value-type="string">
            <text:p>167.267412603148i</text:p>
          </table:table-cell>
        </table:table-row>
        <table:table-row table:style-name="ro1">
          <table:table-cell office:value-type="string" calcext:value-type="string">
            <text:p>% dev</text:p>
          </table:table-cell>
          <table:table-cell table:style-name="ce1" table:formula="of:=ABS([.B2]-[.B1])/[.B1]" office:value-type="percentage" office:value="0.0131348966830311" calcext:value-type="percentage">
            <text:p>1.31%</text:p>
          </table:table-cell>
          <table:table-cell/>
          <table:table-cell office:value-type="string" calcext:value-type="string">
            <text:p>z_thev</text:p>
          </table:table-cell>
          <table:table-cell table:formula="of:=IMSUM(COMPLEX((([.$J$5]*[.$J$6])/([.$J$5]+[.$J$6]));0);[.$K$3])" office:value-type="string" office:string-value="880.013399014778+356.529890438834i" calcext:value-type="string">
            <text:p>880.013399014778+356.529890438834i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C_2</text:p>
          </table:table-cell>
          <table:table-cell table:style-name="ce2" office:value-type="float" office:value="0.0000004464" calcext:value-type="float">
            <text:p>4.46E-07</text:p>
          </table:table-cell>
          <table:table-cell table:formula="of:=COMPLEX(0;1/([.$J9]*[.$J3]))" office:value-type="string" office:string-value="356.529890438834i" calcext:value-type="string">
            <text:p>356.529890438834i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r1k</text:p>
          </table:table-cell>
          <table:table-cell office:value-type="float" office:value="984.16" calcext:value-type="float">
            <text:p>984.16</text:p>
          </table:table-cell>
          <table:table-cell table:formula="of:=COMPLEX([.$J4];0)" office:value-type="string" office:string-value="984.16" calcext:value-type="string">
            <text:p>984.1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r1.5k</text:p>
          </table:table-cell>
          <table:table-cell office:value-type="float" office:value="1477.2" calcext:value-type="float">
            <text:p>1477.2</text:p>
          </table:table-cell>
          <table:table-cell table:formula="of:=COMPLEX([.$J5];0)" office:value-type="string" office:string-value="1477.2" calcext:value-type="string">
            <text:p>1477.2</text:p>
          </table:table-cell>
        </table:table-row>
        <table:table-row table:style-name="ro1">
          <table:table-cell office:value-type="string" calcext:value-type="string">
            <text:p>v_load theory</text:p>
          </table:table-cell>
          <table:table-cell table:formula="of:=IMABS(IMPRODUCT(IMDIV([.$F$14];[.$F$13]);IMDIV([.$I$13];IMSUM([.$I$13];[.$K$5]))))*2" office:value-type="float" office:value="0.584286202299055" calcext:value-type="float">
            <text:p>0.584286202299055</text:p>
          </table:table-cell>
          <table:table-cell table:number-columns-repeated="6"/>
          <table:table-cell office:value-type="string" calcext:value-type="string">
            <text:p>r2.2k</text:p>
          </table:table-cell>
          <table:table-cell office:value-type="float" office:value="2176.8" calcext:value-type="float">
            <text:p>2176.8</text:p>
          </table:table-cell>
          <table:table-cell table:formula="of:=COMPLEX([.$J6];0)" office:value-type="string" office:string-value="2176.8" calcext:value-type="string">
            <text:p>2176.8</text:p>
          </table:table-cell>
        </table:table-row>
        <table:table-row table:style-name="ro1">
          <table:table-cell office:value-type="string" calcext:value-type="string">
            <text:p>v_load original</text:p>
          </table:table-cell>
          <table:table-cell table:formula="of:=0.6097" office:value-type="float" office:value="0.6097" calcext:value-type="float">
            <text:p>0.6097</text:p>
          </table:table-cell>
          <table:table-cell/>
          <table:table-cell office:value-type="string" calcext:value-type="string">
            <text:p>e_thev</text:p>
          </table:table-cell>
          <table:table-cell table:formula="of:=IMABS(IMDIV([.$K$6];IMSUM([.$K$5];[.$K$6])))*2" office:value-type="float" office:value="1.19146141215107" calcext:value-type="float">
            <text:p>1.19146141215107</text:p>
          </table:table-cell>
          <table:table-cell table:formula="of:=1.193" office:value-type="float" office:value="1.193" calcext:value-type="float">
            <text:p>1.193</text:p>
          </table:table-cell>
          <table:table-cell table:style-name="ce1" table:formula="of:=ABS([.F7]-[.E7])/[.E7]" office:value-type="percentage" office:value="0.0012913450937148" calcext:value-type="percentage">
            <text:p>0.13%</text:p>
          </table:table-cell>
          <table:table-cell/>
          <table:table-cell office:value-type="string" calcext:value-type="string">
            <text:p>L</text:p>
          </table:table-cell>
          <table:table-cell table:style-name="ce2" office:value-type="float" office:value="0.010353" calcext:value-type="float">
            <text:p>1.04E-02</text:p>
          </table:table-cell>
          <table:table-cell table:formula="of:=COMPLEX(0;([.$J$10]*[.$J$7]))" office:value-type="string" office:string-value="650.498174852302i" calcext:value-type="string">
            <text:p>650.498174852302i</text:p>
          </table:table-cell>
        </table:table-row>
        <table:table-row table:style-name="ro1">
          <table:table-cell office:value-type="string" calcext:value-type="string">
            <text:p>% dev</text:p>
          </table:table-cell>
          <table:table-cell table:style-name="ce1" table:formula="of:=ABS([.B7]-[.B6])/[.B6]" office:value-type="percentage" office:value="0.0434954609589393" calcext:value-type="percentage">
            <text:p>4.35%</text:p>
          </table:table-cell>
          <table:table-cell/>
          <table:table-cell office:value-type="string" calcext:value-type="string">
            <text:p>z_thev</text:p>
          </table:table-cell>
          <table:table-cell table:formula="of:=IMSUM(COMPLEX((([.$J$5]*[.$J$6])/([.$J$5]+[.$J$6]));0);[.$K$7])" office:value-type="string" office:string-value="880.013399014778+650.498174852302i" calcext:value-type="string">
            <text:p>880.013399014778+650.498174852302i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Omga_1</text:p>
          </table:table-cell>
          <table:table-cell table:formula="of:=2*PI()*1000" office:value-type="float" office:value="6283.18530717959" calcext:value-type="float">
            <text:p>6283.18530717959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Omga_2</text:p>
          </table:table-cell>
          <table:table-cell table:formula="of:=[.$J$9]*10" office:value-type="float" office:value="62831.8530717959" calcext:value-type="float">
            <text:p>62831.8530717959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ZLOAD</text:p>
          </table:table-cell>
          <table:table-cell table:formula="of:=IMSUM([.$K$4];[.$K$3])" office:value-type="string" office:string-value="984.16+356.529890438834i" calcext:value-type="string">
            <text:p>984.16+356.529890438834i</text:p>
          </table:table-cell>
          <table:table-cell office:value-type="string" calcext:value-type="string">
            <text:p>R2 || c+rload</text:p>
          </table:table-cell>
          <table:table-cell table:formula="of:=IMDIV(IMPRODUCT([.$F$12];[.$K$6]);IMSUM([.$K$6];[.$F$12]))" office:value-type="string" office:string-value="696.574669964769+166.957055686326i" calcext:value-type="string">
            <text:p>696.574669964769+166.957055686326i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ZLOAD2</text:p>
          </table:table-cell>
          <table:table-cell table:formula="of:=IMSUM([.$K$7];[.$K$2];[.$K$4])" office:value-type="string" office:string-value="984.16+817.76558745545i" calcext:value-type="string">
            <text:p>984.16+817.76558745545i</text:p>
          </table:table-cell>
          <table:table-cell office:value-type="string" calcext:value-type="string">
            <text:p>R2 || r+cload+rload</text:p>
          </table:table-cell>
          <table:table-cell/>
          <table:table-cell table:formula="of:=IMDIV(IMPRODUCT([.$F$13];[.$K$6]);IMSUM([.$K$6];[.$F$13]))" office:value-type="string" office:string-value="771.78097950543+363.489637540753i" calcext:value-type="string">
            <text:p>771.78097950543+363.489637540753i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ZPARTL</text:p>
          </table:table-cell>
          <table:table-cell table:formula="of:=IMSUM([.$K$2];[.$K$4])" office:value-type="string" office:string-value="984.16+167.267412603148i" calcext:value-type="string">
            <text:p>984.16+167.267412603148i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9:34:39.409520546</meta:creation-date>
    <meta:editing-duration>P0D</meta:editing-duration>
    <meta:editing-cycles>1</meta:editing-cycles>
    <meta:generator>LibreOffice/6.2.8.2$Linux_X86_64 LibreOffice_project/20$Build-2</meta:generator>
    <meta:document-statistic meta:table-count="1" meta:cell-count="65" meta:object-count="0"/>
  </office:meta>
</office:document-meta>
</file>